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media/image1.png" manifest:media-type="image/png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style:vertical-align="automatic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/>
    </style:style>
    <style:style style:name="ce6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/>
    </style:style>
    <style:style style:name="ce8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2pt solid #000000" style:vertical-align="automatic"/>
    </style:style>
    <style:style style:name="ce10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/>
    </style:style>
    <style:style style:name="ce11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/>
    </style:style>
    <style:style style:name="ce12" style:family="table-cell" style:parent-style-name="Default" style:data-style-name="N0">
      <style:table-cell-properties fo:border-top="2pt solid #000000" fo:border-bottom="none" fo:border-left="2pt solid #000000" fo:border-right="none" style:vertical-align="automatic"/>
    </style:style>
    <style:style style:name="ce13" style:family="table-cell" style:parent-style-name="Default" style:data-style-name="N0">
      <style:table-cell-properties style:vertical-align="automatic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4" style:family="table-cell" style:parent-style-name="Default" style:data-style-name="N0">
      <style:table-cell-properties fo:border="2pt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15" style:family="table-cell" style:parent-style-name="Default" style:data-style-name="N0">
      <style:table-cell-properties fo:border="2pt solid #000000" style:vertical-align="automatic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/>
    </style:style>
    <style:style style:name="ce17" style:family="table-cell" style:parent-style-name="Default" style:data-style-name="N0">
      <style:table-cell-properties fo:border-top="2pt solid #000000" fo:border-bottom="none" fo:border-left="none" fo:border-right="none" style:vertical-align="automatic"/>
    </style:style>
    <style:style style:name="ce18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8080"/>
    </style:style>
    <style:style style:name="ce19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953734"/>
    </style:style>
    <style:style style:name="ce20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#3F3151"/>
    </style:style>
    <style:style style:name="ce21" style:family="table-cell" style:parent-style-name="Default" style:data-style-name="N0">
      <style:table-cell-properties style:vertical-align="automatic" fo:background-color="#FF8080"/>
    </style:style>
    <style:style style:name="ce22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3F3151"/>
    </style:style>
    <style:style style:name="ce23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953734"/>
    </style:style>
    <style:style style:name="ce24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/>
    </style:style>
    <style:style style:name="ce25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FFFFFF"/>
    </style:style>
    <style:style style:name="ce26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#FFFFFF"/>
    </style:style>
    <style:style style:name="ce27" style:family="table-cell" style:parent-style-name="Default" style:data-style-name="N0">
      <style:table-cell-properties style:vertical-align="automatic" fo:background-color="#FFFFFF"/>
    </style:style>
    <style:style style:name="ce28" style:family="table-cell" style:parent-style-name="Default" style:data-style-name="N0">
      <style:table-cell-properties style:vertical-align="middle" fo:background-color="#FFFFFF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FF"/>
    </style:style>
    <style:style style:name="ce30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/>
    </style:style>
    <style:style style:name="ce31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/>
    </style:style>
    <style:style style:name="ce32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FFFFFF"/>
    </style:style>
    <style:style style:name="ce33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FFFF"/>
    </style:style>
    <style:style style:name="ce34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993300"/>
    </style:style>
    <style:style style:name="ce35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993300"/>
    </style:style>
    <style:style style:name="ce36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#993300"/>
    </style:style>
    <style:style style:name="ce37" style:family="table-cell" style:parent-style-name="Default" style:data-style-name="N0">
      <style:table-cell-properties style:vertical-align="automatic" fo:background-color="#000000"/>
    </style:style>
    <style:style style:name="ce38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993300"/>
    </style:style>
    <style:style style:name="ce39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000000"/>
    </style:style>
    <style:style style:name="ce40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E5B8B7"/>
    </style:style>
    <style:style style:name="ce41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#E5B8B7"/>
    </style:style>
    <style:style style:name="ce42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E5B8B7"/>
    </style:style>
    <style:style style:name="ce4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3F3151"/>
    </style:style>
    <style:style style:name="ce44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E5B8B7"/>
    </style:style>
    <style:style style:name="ce4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E5B8B7"/>
    </style:style>
    <style:style style:name="ce46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993300"/>
    </style:style>
    <style:style style:name="ce47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993300"/>
    </style:style>
    <style:style style:name="ce48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3F3151"/>
    </style:style>
    <style:style style:name="ce49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953734"/>
    </style:style>
    <style:style style:name="ce50" style:family="table-cell" style:parent-style-name="Default" style:data-style-name="N0">
      <style:table-cell-properties style:vertical-align="automatic" fo:background-color="#3F3151"/>
    </style:style>
    <style:style style:name="ce51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4F6128"/>
    </style:style>
    <style:style style:name="ce52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4F6128"/>
    </style:style>
    <style:style style:name="ce53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#4F6128"/>
    </style:style>
    <style:style style:name="ce5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953734"/>
    </style:style>
    <style:style style:name="ce55" style:family="table-cell" style:parent-style-name="Default" style:data-style-name="N0">
      <style:table-cell-properties style:vertical-align="automatic" fo:background-color="#4F6128"/>
    </style:style>
    <style:style style:name="ce56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4F6128"/>
    </style:style>
    <style:style style:name="ce57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4F6128"/>
    </style:style>
    <style:style style:name="ce58" style:family="table-cell" style:parent-style-name="Default" style:data-style-name="N0">
      <style:table-cell-properties style:vertical-align="automatic" fo:background-color="#953734"/>
    </style:style>
    <style:style style:name="ce59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#953734"/>
    </style:style>
    <style:style style:name="ce60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4F6128"/>
    </style:style>
    <style:style style:name="ce61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4F6128"/>
    </style:style>
    <style:style style:name="ce62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E5B8B7"/>
    </style:style>
    <style:style style:name="ce63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8080"/>
    </style:style>
    <style:style style:name="ce6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4F6128"/>
    </style:style>
    <style:style style:name="ce65" style:family="table-cell" style:parent-style-name="Default" style:data-style-name="N0">
      <style:table-cell-properties fo:border="thin solid #000000" style:vertical-align="automatic" fo:background-color="#3F3151"/>
    </style:style>
    <style:style style:name="ce6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4F6128"/>
    </style:style>
    <style:style style:name="ce6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E5B8B7"/>
    </style:style>
    <style:style style:name="ce6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3F3151"/>
    </style:style>
    <style:style style:name="ce69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E5B8B7"/>
    </style:style>
    <style:style style:name="ce7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4F6128"/>
    </style:style>
    <style:style style:name="ce71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953734"/>
    </style:style>
    <style:style style:name="ce72" style:family="table-cell" style:parent-style-name="Default" style:data-style-name="N0">
      <style:table-cell-properties fo:border-top="thin solid #000000" fo:border-bottom="none" fo:border-left="none" fo:border-right="none" style:vertical-align="automatic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1.48166666666667cm"/>
    </style:style>
    <style:style style:name="co2" style:family="table-column">
      <style:table-column-properties fo:break-before="auto" style:column-width="2.67229166666667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1.56104166666667cm"/>
    </style:style>
    <style:style style:name="co5" style:family="table-column">
      <style:table-column-properties fo:break-before="auto" style:column-width="2.16958333333333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1.71979166666667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1.69333333333333cm"/>
    </style:style>
    <style:style style:name="co11" style:family="table-column">
      <style:table-column-properties fo:break-before="auto" style:column-width="2.51354166666667cm"/>
    </style:style>
    <style:style style:name="co12" style:family="table-column">
      <style:table-column-properties fo:break-before="auto" style:column-width="2.2225cm"/>
    </style:style>
    <style:style style:name="co13" style:family="table-column">
      <style:table-column-properties fo:break-before="auto" style:column-width="2.778125cm"/>
    </style:style>
    <style:style style:name="co14" style:family="table-column">
      <style:table-column-properties fo:break-before="auto" style:column-width="3.38666666666667cm"/>
    </style:style>
    <style:style style:name="co15" style:family="table-column">
      <style:table-column-properties fo:break-before="auto" style:column-width="1.37583333333333cm"/>
    </style:style>
    <style:style style:name="co16" style:family="table-column">
      <style:table-column-properties fo:break-before="auto" style:column-width="3.413125cm"/>
    </style:style>
    <style:style style:name="co17" style:family="table-column">
      <style:table-column-properties fo:break-before="auto" style:column-width="0.47625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41.25pt" style:use-optimal-row-height="false" fo:break-before="auto"/>
    </style:style>
    <style:style style:name="ro3" style:family="table-row">
      <style:table-row-properties style:row-height="53.25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83.25pt" style:use-optimal-row-height="false" fo:break-before="auto"/>
    </style:style>
    <style:style style:name="ro6" style:family="table-row">
      <style:table-row-properties style:row-height="87pt" style:use-optimal-row-height="false" fo:break-before="auto"/>
    </style:style>
    <style:style style:name="ro7" style:family="table-row">
      <style:table-row-properties style:row-height="15.75pt" style:use-optimal-row-height="false" fo:break-before="auto"/>
    </style:style>
    <style:style style:name="ro8" style:family="table-row">
      <style:table-row-properties style:row-height="93.75pt" style:use-optimal-row-height="false" fo:break-before="auto"/>
    </style:style>
    <style:style style:name="ro9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Теория" table:style-name="ta1">
        <table:table-column table:style-name="co1" table:number-columns-repeated="26" table:default-cell-style-name="ce3"/>
        <table:table-column table:style-name="co2" table:number-columns-repeated="16358" table:default-cell-style-name="ce3"/>
        <table:table-row table:style-name="ro1">
          <table:table-cell office:value-type="string" table:style-name="ce2">
            <text:p>Продолжаем с вами знакомиться с практическими работами по теме "Exel". Для начала рассмотрим два понятия:<text:s/><text:span text:style-name="T2">относительная адресация и абсолютная.</text:span></text:p>
          </table:table-cell>
          <table:table-cell table:number-columns-repeated="16383" table:style-name="ce3"/>
        </table:table-row>
        <table:table-row table:style-name="ro1">
          <table:table-cell table:number-columns-repeated="16384" table:style-name="ce3"/>
        </table:table-row>
        <table:table-row table:style-name="ro2">
          <table:table-cell office:value-type="string" table:number-columns-spanned="18" table:number-rows-spanned="1" table:style-name="ce4">
            <text:p>Принцип относительной адресации<text:s/><text:span text:style-name="T1">обозначает следующее: адреса ячеек, исспользуемые в формулах, определены не абсолютно, а относительно места расположения формулы. Этот принцип приводит к тому, что при всяком перемещении формулы в другое место таблицы изменяются имена ячеек в формуле. Перемещение формул происходит при разнообразных манипуляциях фрагментами таблицы (копировании, вставках, удалении, переносе).</text:span>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table:number-columns-repeated="16384" table:style-name="ce3"/>
        </table:table-row>
        <table:table-row table:style-name="ro3">
          <table:table-cell office:value-type="string" table:number-columns-spanned="18" table:number-rows-spanned="1" table:style-name="ce4">
            <text:p>Абсолютная адресация.<text:s/><text:span text:style-name="T1">В некоторых случаях оказыватся необходимым отменить действие принципа относительной адресации для того, чтобы при переносе формулы адрес ячейки не изменялся. В таком случае применяется прием, который называется замораживанием адреса. Для этой цели в имени ячейки употребляется символ $. Для замораживания всего адреса значок $ ставится дважды. Например: $B$2. Можно заморозить только столбец ($B2) или только строку (B$2).</text:span></text:p>
          </table:table-cell>
          <table:covered-table-cell table:number-columns-repeated="17"/>
          <table:table-cell table:number-columns-repeated="16366"/>
        </table:table-row>
        <table:table-row table:number-rows-repeated="11" table:style-name="ro1">
          <table:table-cell table:number-columns-repeated="16384" table:style-name="ce3"/>
        </table:table-row>
        <table:table-row table:number-rows-repeated="984" table:style-name="ro1">
          <table:table-cell table:number-columns-repeated="16384"/>
        </table:table-row>
        <table:table-row table:number-rows-repeated="1047576" table:style-name="ro4">
          <table:table-cell table:number-columns-repeated="16384"/>
        </table:table-row>
      </table:table>
      <table:table table:name="З1" table:style-name="ta1">
        <table:table-column table:style-name="co3" table:default-cell-style-name="ce3"/>
        <table:table-column table:style-name="co1" table:number-columns-repeated="8" table:default-cell-style-name="ce3"/>
        <table:table-column table:style-name="co4" table:default-cell-style-name="ce3"/>
        <table:table-column table:style-name="co1" table:number-columns-repeated="16" table:default-cell-style-name="ce3"/>
        <table:table-column table:style-name="co2" table:number-columns-repeated="16358" table:default-cell-style-name="ce3"/>
        <table:table-row table:style-name="ro5">
          <table:table-cell office:value-type="string" table:number-columns-spanned="18" table:number-rows-spanned="1" table:style-name="ce8">
            <text:p>1. Один стакан лимонада содержит 15 калорий, 1 кусок торта — 150 калорий, 1 драже «Тик-Так»— 2 калории. Во время праздничного обеда Буратино выпил 5 стаканов лимонада, съел 20 драже «Тик-Так» и 4 куска торта. Мальвина съела 2 драже «Тик-Так», 1 кусок торта и выпила 1 стакан лимонада. Пьеро выпил 2 стакана лимонада и съел 2 куска торта. Дуремар съел 3 куска торта и выпил 2 стакана лимонада.</text:p>
            <text:p/>
            <text:p>Построить электронную таблицу, из которой будет видно: сколько всего стаканов лимонада было выпито, кусков торта и драже «Тик-Так» съедено; сколько калорий употребил каждый участник праздничного обеда; сколько калорий содержалось во всем выпитом лимонаде, всех съеденных кусках торта и драже «Тик-Так».<text:s/>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table:number-columns-repeated="16384" table:style-name="ce3"/>
        </table:table-row>
        <table:table-row table:style-name="ro1">
          <table:table-cell office:value-type="string" table:style-name="ce2">
            <text:p>Пример выполнения работы:</text:p>
          </table:table-cell>
          <table:table-cell table:number-columns-repeated="16383" table:style-name="ce3"/>
        </table:table-row>
        <table:table-row table:style-name="ro1">
          <table:table-cell table:number-columns-repeated="16384" table:style-name="ce3"/>
        </table:table-row>
        <table:table-row table:style-name="ro1">
          <table:table-cell office:value-type="string" table:style-name="ce2">
            <text:p>Лимонад</text:p>
          </table:table-cell>
          <table:table-cell office:value-type="float" office:value="15" table:style-name="ce2">
            <text:p>15</text:p>
          </table:table-cell>
          <table:table-cell table:number-columns-repeated="16382" table:style-name="ce3"/>
        </table:table-row>
        <table:table-row table:style-name="ro1">
          <table:table-cell office:value-type="string" table:style-name="ce2">
            <text:p>Торт<text:s/></text:p>
          </table:table-cell>
          <table:table-cell office:value-type="float" office:value="150" table:style-name="ce2">
            <text:p>150</text:p>
          </table:table-cell>
          <table:table-cell table:number-columns-repeated="16382" table:style-name="ce3"/>
        </table:table-row>
        <table:table-row table:style-name="ro1">
          <table:table-cell office:value-type="string" table:style-name="ce2">
            <text:p>Тик-так</text:p>
          </table:table-cell>
          <table:table-cell office:value-type="float" office:value="2" table:style-name="ce2">
            <text:p>2</text:p>
          </table:table-cell>
          <table:table-cell table:number-columns-repeated="16382" table:style-name="ce3"/>
        </table:table-row>
        <table:table-row table:style-name="ro1">
          <table:table-cell table:number-columns-repeated="16384" table:style-name="ce3"/>
        </table:table-row>
        <table:table-row table:style-name="ro1">
          <table:table-cell table:style-name="ce5"/>
          <table:table-cell office:value-type="string" table:style-name="ce5">
            <text:p>Лимонад</text:p>
          </table:table-cell>
          <table:table-cell office:value-type="string" table:style-name="ce5">
            <text:p>Торт</text:p>
          </table:table-cell>
          <table:table-cell office:value-type="string" table:style-name="ce5">
            <text:p>Тик-так</text:p>
          </table:table-cell>
          <table:table-cell office:value-type="string" table:style-name="ce5">
            <text:p>Калории</text:p>
          </table:table-cell>
          <table:table-cell table:number-columns-repeated="16379" table:style-name="ce3"/>
        </table:table-row>
        <table:table-row table:style-name="ro1">
          <table:table-cell office:value-type="string" table:style-name="ce5">
            <text:p>Буратино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20" table:style-name="ce5">
            <text:p>20</text:p>
          </table:table-cell>
          <table:table-cell office:value-type="float" office:value="715" table:formula="of:=([.B10]*[.$B$5])+([.C10]*[.$B$6])+([.D10]*[.$B$7])" table:style-name="ce5">
            <text:p>715</text:p>
          </table:table-cell>
          <table:table-cell table:number-columns-repeated="16379" table:style-name="ce3"/>
        </table:table-row>
        <table:table-row table:style-name="ro1">
          <table:table-cell office:value-type="string" table:style-name="ce5">
            <text:p>Мальвина<text:s/>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169" table:formula="of:=([.B11]*[.$B$5])+([.C11]*[.$B$6])+([.D11]*[.$B$7])" table:style-name="ce5">
            <text:p>169</text:p>
          </table:table-cell>
          <table:table-cell table:number-columns-repeated="16379" table:style-name="ce3"/>
        </table:table-row>
        <table:table-row table:style-name="ro1">
          <table:table-cell office:value-type="string" table:style-name="ce5">
            <text:p>Пьеро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330" table:formula="of:=([.B12]*[.$B$5])+([.C12]*[.$B$6])+([.D12]*[.$B$7])" table:style-name="ce5">
            <text:p>330</text:p>
          </table:table-cell>
          <table:table-cell table:number-columns-repeated="16379" table:style-name="ce3"/>
        </table:table-row>
        <table:table-row table:style-name="ro1">
          <table:table-cell office:value-type="string" table:style-name="ce5">
            <text:p>Дуремар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480" table:formula="of:=([.B13]*[.$B$5])+([.C13]*[.$B$6])+([.D13]*[.$B$7])" table:style-name="ce5">
            <text:p>480</text:p>
          </table:table-cell>
          <table:table-cell table:number-columns-repeated="16379" table:style-name="ce3"/>
        </table:table-row>
        <table:table-row table:style-name="ro1">
          <table:table-cell office:value-type="string" table:style-name="ce5">
            <text:p>Всего</text:p>
          </table:table-cell>
          <table:table-cell office:value-type="float" office:value="10" table:formula="of:=SUM([.B10:.B13])" table:style-name="ce5">
            <text:p>10</text:p>
          </table:table-cell>
          <table:table-cell office:value-type="float" office:value="10" table:formula="of:=SUM([.C10:.C13])" table:style-name="ce5">
            <text:p>10</text:p>
          </table:table-cell>
          <table:table-cell office:value-type="float" office:value="22" table:formula="of:=SUM([.D10:.D13])" table:style-name="ce5">
            <text:p>22</text:p>
          </table:table-cell>
          <table:table-cell office:value-type="float" office:value="1694" table:formula="of:=SUM([.E10:.E13])" table:style-name="ce5">
            <text:p>1694</text:p>
          </table:table-cell>
          <table:table-cell table:number-columns-repeated="16379" table:style-name="ce3"/>
        </table:table-row>
        <table:table-row table:style-name="ro1">
          <table:table-cell office:value-type="string" table:style-name="ce5">
            <text:p>Калории</text:p>
          </table:table-cell>
          <table:table-cell office:value-type="string" table:style-name="ce5">
            <text:p>=B14*$B$5</text:p>
          </table:table-cell>
          <table:table-cell office:value-type="float" office:value="1500" table:formula="of:=[.C14]*[.$B$6]" table:style-name="ce5">
            <text:p>1500</text:p>
          </table:table-cell>
          <table:table-cell office:value-type="float" office:value="44" table:formula="of:=[.D14]*[.$B$7]" table:style-name="ce5">
            <text:p>44</text:p>
          </table:table-cell>
          <table:table-cell table:style-name="ce5"/>
          <table:table-cell table:number-columns-repeated="16379" table:style-name="ce3"/>
        </table:table-row>
        <table:table-row table:style-name="ro1">
          <table:table-cell table:number-columns-repeated="16384" table:style-name="ce3"/>
        </table:table-row>
        <table:table-row table:style-name="ro1">
          <table:table-cell office:value-type="string" table:style-name="ce6">
            <text:p>2. Построить диаграмму типа Гистограмма «Сколько калорий употребил каждый участник».</text:p>
          </table:table-cell>
          <table:table-cell table:number-columns-repeated="16383" table:style-name="ce3"/>
        </table:table-row>
        <table:table-row table:style-name="ro1">
          <table:table-cell table:number-columns-repeated="16384" table:style-name="ce3"/>
        </table:table-row>
        <table:table-row table:style-name="ro1">
          <table:table-cell table:style-name="ce3">
            <draw:frame draw:z-index="1" draw:id="id0" draw:style-name="a0" draw:name="Диаграмма 2" svg:x="0.07292in" svg:y="0.01042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3" table:style-name="ce3"/>
        </table:table-row>
        <table:table-row table:number-rows-repeated="39" table:style-name="ro1">
          <table:table-cell table:number-columns-repeated="17" table:style-name="ce7"/>
          <table:table-cell table:number-columns-repeated="16367"/>
        </table:table-row>
        <table:table-row table:number-rows-repeated="6" table:style-name="ro1">
          <table:table-cell table:number-columns-repeated="16384" table:style-name="ce3"/>
        </table:table-row>
        <table:table-row table:number-rows-repeated="936" table:style-name="ro1">
          <table:table-cell table:number-columns-repeated="16384"/>
        </table:table-row>
        <table:table-row table:number-rows-repeated="1047576" table:style-name="ro4">
          <table:table-cell table:number-columns-repeated="16384"/>
        </table:table-row>
      </table:table>
      <table:table table:name="З2" table:style-name="ta1"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" table:number-columns-repeated="3" table:default-cell-style-name="ce3"/>
        <table:table-column table:style-name="co9" table:default-cell-style-name="ce3"/>
        <table:table-column table:style-name="co7" table:default-cell-style-name="ce3"/>
        <table:table-column table:style-name="co10" table:default-cell-style-name="ce3"/>
        <table:table-column table:style-name="co1" table:number-columns-repeated="18" table:default-cell-style-name="ce3"/>
        <table:table-column table:style-name="co2" table:number-columns-repeated="16356" table:default-cell-style-name="ce3"/>
        <table:table-row table:style-name="ro6">
          <table:table-cell office:value-type="string" table:number-columns-spanned="20" table:number-rows-spanned="1" table:style-name="ce4">
            <text:p>1. На складе компьютерной техники хранятся компьютеры по цене 100 монет, принтеры по цене 55 монет, сканеры по цене 78 монет. Мальвина, <text:s/>Буратино, Пьеро и лиса Алиса имеют магазины по продаже компьютерной техники. Мальвина продала 10 сканеров и 5 компьютеров. Буратино – 11 принтеров. 3 компьютера и 2 сканера. Пьеро - <text:s/>7 компьютеров и 4 принтера . Лиса Алиса – 8 компьютеров, 1 сканер и 6 принтеров.</text:p>
            <text:p/>
            <text:p>Построить электронную таблицу, из которой будет видно. Сколько всего было продано товара каждого вида техники и на какую сумму; на какую сумму продано техники каждым владельцем магазина, сколько единиц техники было продано каждым владельцем магазина</text:p>
          </table:table-cell>
          <table:covered-table-cell table:number-columns-repeated="19"/>
          <table:table-cell table:number-columns-repeated="16364"/>
        </table:table-row>
        <table:table-row table:style-name="ro1">
          <table:table-cell table:number-columns-repeated="16384" table:style-name="ce3"/>
        </table:table-row>
        <table:table-row table:style-name="ro1">
          <table:table-cell office:value-type="string" table:style-name="ce6">
            <text:p>2. Построить диаграмму типа Круговая «Сколько единиц техники было продано каждым владельцем магазина».</text:p>
          </table:table-cell>
          <table:table-cell table:number-columns-repeated="16383" table:style-name="ce3"/>
        </table:table-row>
        <table:table-row table:style-name="ro1">
          <table:table-cell table:number-columns-repeated="7" table:style-name="ce3"/>
          <table:table-cell office:value-type="string" table:number-columns-spanned="3" table:number-rows-spanned="1" table:style-name="ce14">
            <text:p>Цена в монетах</text:p>
          </table:table-cell>
          <table:covered-table-cell table:number-columns-repeated="2"/>
          <table:table-cell table:number-columns-repeated="16374" table:style-name="ce3"/>
        </table:table-row>
        <table:table-row table:style-name="ro1">
          <table:table-cell table:style-name="ce9"/>
          <table:table-cell office:value-type="string" table:style-name="ce9">
            <text:p>Компьютеры</text:p>
          </table:table-cell>
          <table:table-cell office:value-type="string" table:style-name="ce9">
            <text:p>Принтеры</text:p>
          </table:table-cell>
          <table:table-cell office:value-type="string" table:style-name="ce9">
            <text:p>Сканеры</text:p>
          </table:table-cell>
          <table:table-cell office:value-type="string" table:style-name="ce9">
            <text:p>Всего</text:p>
          </table:table-cell>
          <table:table-cell office:value-type="string" table:style-name="ce9">
            <text:p>Сумма</text:p>
          </table:table-cell>
          <table:table-cell table:style-name="ce7"/>
          <table:table-cell office:value-type="string" table:style-name="ce9">
            <text:p>Компьютеры</text:p>
          </table:table-cell>
          <table:table-cell office:value-type="string" table:style-name="ce9">
            <text:p>Принтеры</text:p>
          </table:table-cell>
          <table:table-cell office:value-type="string" table:style-name="ce9">
            <text:p>Сканеры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9">
            <text:p>Буратино</text:p>
          </table:table-cell>
          <table:table-cell office:value-type="float" office:value="3" table:style-name="ce9">
            <text:p>3</text:p>
          </table:table-cell>
          <table:table-cell office:value-type="float" office:value="11" table:style-name="ce9">
            <text:p>11</text:p>
          </table:table-cell>
          <table:table-cell office:value-type="float" office:value="2" table:style-name="ce9">
            <text:p>2</text:p>
          </table:table-cell>
          <table:table-cell office:value-type="float" office:value="16" table:formula="of:=[.B6]+[.C6]+[.D6]" table:style-name="ce9">
            <text:p>16</text:p>
          </table:table-cell>
          <table:table-cell office:value-type="float" office:value="1061" table:formula="of:=[.B6]*[.$H$6]+[.C6]*[.$I$6]+[.D6]*[.$J$6]" table:style-name="ce9">
            <text:p>1061</text:p>
          </table:table-cell>
          <table:table-cell table:style-name="ce7"/>
          <table:table-cell office:value-type="float" office:value="100" table:style-name="ce9">
            <text:p>100</text:p>
          </table:table-cell>
          <table:table-cell office:value-type="float" office:value="55" table:style-name="ce9">
            <text:p>55</text:p>
          </table:table-cell>
          <table:table-cell office:value-type="float" office:value="78" table:style-name="ce9">
            <text:p>78</text:p>
          </table:table-cell>
          <table:table-cell table:number-columns-repeated="9" table:style-name="ce7"/>
          <table:table-cell table:number-columns-repeated="16365" table:style-name="ce3"/>
        </table:table-row>
        <table:table-row table:style-name="ro1">
          <table:table-cell office:value-type="string" table:style-name="ce9">
            <text:p>Мальвина<text:s/></text:p>
          </table:table-cell>
          <table:table-cell office:value-type="float" office:value="5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10" table:style-name="ce9">
            <text:p>10</text:p>
          </table:table-cell>
          <table:table-cell office:value-type="float" office:value="15" table:formula="of:=[.B7]+[.C7]+[.D7]" table:style-name="ce9">
            <text:p>15</text:p>
          </table:table-cell>
          <table:table-cell office:value-type="float" office:value="1280" table:formula="of:=[.B7]*[.$H$6]+[.C7]*[.$I$6]+[.D7]*[.$J$6]" table:style-name="ce9">
            <text:p>1280</text:p>
          </table:table-cell>
          <table:table-cell table:number-columns-repeated="13" table:style-name="ce7"/>
          <table:table-cell table:number-columns-repeated="16365" table:style-name="ce3"/>
        </table:table-row>
        <table:table-row table:style-name="ro1">
          <table:table-cell office:value-type="string" table:style-name="ce9">
            <text:p>Пьеро</text:p>
          </table:table-cell>
          <table:table-cell office:value-type="float" office:value="7" table:style-name="ce9">
            <text:p>7</text:p>
          </table:table-cell>
          <table:table-cell office:value-type="float" office:value="4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11" table:formula="of:=[.B8]+[.C8]+[.D8]" table:style-name="ce9">
            <text:p>11</text:p>
          </table:table-cell>
          <table:table-cell office:value-type="float" office:value="920" table:formula="of:=[.B8]*[.$H$6]+[.C8]*[.$I$6]+[.D8]*[.$J$6]" table:style-name="ce9">
            <text:p>920</text:p>
          </table:table-cell>
          <table:table-cell table:number-columns-repeated="13" table:style-name="ce7"/>
          <table:table-cell table:number-columns-repeated="16365" table:style-name="ce3"/>
        </table:table-row>
        <table:table-row table:style-name="ro1">
          <table:table-cell office:value-type="string" table:style-name="ce9">
            <text:p>Лиса Алиса</text:p>
          </table:table-cell>
          <table:table-cell office:value-type="float" office:value="8" table:style-name="ce9">
            <text:p>8</text:p>
          </table:table-cell>
          <table:table-cell office:value-type="float" office:value="6" table:style-name="ce9">
            <text:p>6</text:p>
          </table:table-cell>
          <table:table-cell office:value-type="float" office:value="1" table:style-name="ce9">
            <text:p>1</text:p>
          </table:table-cell>
          <table:table-cell office:value-type="float" office:value="15" table:formula="of:=[.B9]+[.C9]+[.D9]" table:style-name="ce9">
            <text:p>15</text:p>
          </table:table-cell>
          <table:table-cell office:value-type="float" office:value="1208" table:formula="of:=[.B9]*[.$H$6]+[.C9]*[.$I$6]+[.D9]*[.$J$6]" table:style-name="ce9">
            <text:p>1208</text:p>
          </table:table-cell>
          <table:table-cell table:number-columns-repeated="13" table:style-name="ce7"/>
          <table:table-cell table:number-columns-repeated="16365" table:style-name="ce3"/>
        </table:table-row>
        <table:table-row table:style-name="ro1">
          <table:table-cell office:value-type="string" table:style-name="ce9">
            <text:p>Всего</text:p>
          </table:table-cell>
          <table:table-cell office:value-type="float" office:value="23" table:formula="of:=[.B6]+[.B7]+[.B8]+[.B9]" table:style-name="ce9">
            <text:p>23</text:p>
          </table:table-cell>
          <table:table-cell office:value-type="float" office:value="17" table:formula="of:=[.C6]+[.C7]+[.C7]+[.C9]" table:style-name="ce9">
            <text:p>17</text:p>
          </table:table-cell>
          <table:table-cell office:value-type="float" office:value="13" table:formula="of:=[.D6]+[.D7]+[.D8]+[.D9]" table:style-name="ce9">
            <text:p>13</text:p>
          </table:table-cell>
          <table:table-cell office:value-type="float" office:value="53" table:formula="of:=[.B10]+[.C10]+[.D10]" table:style-name="ce9">
            <text:p>53</text:p>
          </table:table-cell>
          <table:table-cell office:value-type="float" office:value="4249" table:formula="of:=[.B10]*[.$H$6]+[.C10]*[.$I$6]+[.D10]*[.$J$6]" table:style-name="ce10">
            <text:p>4249</text:p>
          </table:table-cell>
          <table:table-cell table:number-columns-repeated="13" table:style-name="ce7"/>
          <table:table-cell table:number-columns-repeated="16365" table:style-name="ce3"/>
        </table:table-row>
        <table:table-row table:style-name="ro1">
          <table:table-cell office:value-type="string" table:style-name="ce9">
            <text:p>Сумма</text:p>
          </table:table-cell>
          <table:table-cell office:value-type="float" office:value="2300" table:formula="of:=[.B10]*[.$H$6]" table:style-name="ce9">
            <text:p>2300</text:p>
          </table:table-cell>
          <table:table-cell office:value-type="float" office:value="935" table:formula="of:=[.C10]*[.$I$6]" table:style-name="ce9">
            <text:p>935</text:p>
          </table:table-cell>
          <table:table-cell office:value-type="float" office:value="1014" table:formula="of:=[.D10]*[.$J$6]" table:style-name="ce9">
            <text:p>1014</text:p>
          </table:table-cell>
          <table:table-cell office:value-type="float" office:value="4249" table:formula="of:=[.B11]+[.C11]+[.D11]" table:style-name="ce11">
            <text:p>4249</text:p>
          </table:table-cell>
          <table:table-cell table:style-name="ce12"/>
          <table:table-cell table:number-columns-repeated="13" table:style-name="ce7"/>
          <table:table-cell table:number-columns-repeated="16365" table:style-name="ce3"/>
        </table:table-row>
        <table:table-row table:style-name="ro1">
          <table:table-cell table:style-name="ce7">
            <draw:frame draw:z-index="1" draw:id="id1" draw:style-name="a1" draw:name="Chart 2" svg:x="0.03125in" svg:y="0.0625in" svg:width="6.25in" svg:height="3.86458in" style:rel-width="scale" style:rel-height="scale">
              <draw:object xlink:href="Object 2/" xlink:type="simple" xlink:show="embed" xlink:actuate="onLoad"/>
              <svg:title>Диаграмма</svg:title>
              <svg:desc/>
            </draw:frame>
          </table:table-cell>
          <table:table-cell table:number-columns-repeated="18" table:style-name="ce7"/>
          <table:table-cell table:number-columns-repeated="16365" table:style-name="ce3"/>
        </table:table-row>
        <table:table-row table:style-name="ro1">
          <table:table-cell table:number-columns-repeated="19" table:style-name="ce7"/>
          <table:table-cell table:number-columns-repeated="16365" table:style-name="ce3"/>
        </table:table-row>
        <table:table-row table:style-name="ro7">
          <table:table-cell table:style-name="ce13"/>
          <table:table-cell table:number-columns-repeated="18" table:style-name="ce7"/>
          <table:table-cell table:number-columns-repeated="16365" table:style-name="ce3"/>
        </table:table-row>
        <table:table-row table:style-name="ro7">
          <table:table-cell office:value-type="string" table:style-name="ce13">
            <text:p><text:s text:c="4"/></text:p>
          </table:table-cell>
          <table:table-cell table:number-columns-repeated="18" table:style-name="ce7"/>
          <table:table-cell table:number-columns-repeated="16365" table:style-name="ce3"/>
        </table:table-row>
        <table:table-row table:style-name="ro1">
          <table:table-cell table:number-columns-repeated="19" table:style-name="ce7"/>
          <table:table-cell table:number-columns-repeated="16365" table:style-name="ce3"/>
        </table:table-row>
        <table:table-row table:number-rows-repeated="34" table:style-name="ro1">
          <table:table-cell table:number-columns-repeated="19" table:style-name="ce7"/>
          <table:table-cell table:number-columns-repeated="16365"/>
        </table:table-row>
        <table:table-row table:number-rows-repeated="14" table:style-name="ro1">
          <table:table-cell table:number-columns-repeated="16384" table:style-name="ce3"/>
        </table:table-row>
        <table:table-row table:number-rows-repeated="936" table:style-name="ro1">
          <table:table-cell table:number-columns-repeated="16384"/>
        </table:table-row>
        <table:table-row table:number-rows-repeated="1047576" table:style-name="ro4">
          <table:table-cell table:number-columns-repeated="16384"/>
        </table:table-row>
      </table:table>
      <table:table table:name="З3" table:style-name="ta1"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2" table:default-cell-style-name="ce3"/>
        <table:table-column table:style-name="co1" table:default-cell-style-name="ce3"/>
        <table:table-column table:style-name="co12" table:default-cell-style-name="ce3"/>
        <table:table-column table:style-name="co2" table:default-cell-style-name="ce3"/>
        <table:table-column table:style-name="co16" table:default-cell-style-name="ce3"/>
        <table:table-column table:style-name="co1" table:number-columns-repeated="18" table:default-cell-style-name="ce3"/>
        <table:table-column table:style-name="co2" table:number-columns-repeated="16356" table:default-cell-style-name="ce3"/>
        <table:table-row table:style-name="ro8">
          <table:table-cell office:value-type="string" table:number-columns-spanned="20" table:number-rows-spanned="1" table:style-name="ce4">
            <text:p>1. Мальвина премирует учеников своей школы за хорошую учёбу: за решённую задачу ученик получает 5 конфет, за выученное стихотворение – 4 конфеты, за прочитанную книгу – 33 конфеты. Буратино решил 1 задачу, прочитал 2 книги, выучил 3 стихотворения. Пьеро выучил 25 стихотворений, прочитал 10 книг. Пудель Артемон решил 15 задач и прочитал 3 книги.</text:p>
            <text:p/>
            <text:p><text:s text:c="2"/>Построить электронную таблицу, из которой будет видно: сколько всего задач решено, книг прочитано, стихотворений выучено; сколько всего конфет получил каждый ученик школы; сколько всего конфет потребовалось Мальвине для премирования учеников; сколько всего конфет было получено за чтение книг, решение задач и заучивание стихотворений.</text:p>
          </table:table-cell>
          <table:covered-table-cell table:number-columns-repeated="19"/>
          <table:table-cell table:number-columns-repeated="16364" table:style-name="ce3"/>
        </table:table-row>
        <table:table-row table:style-name="ro7">
          <table:table-cell table:style-name="ce13"/>
          <table:table-cell table:number-columns-repeated="16383" table:style-name="ce3"/>
        </table:table-row>
        <table:table-row table:style-name="ro1">
          <table:table-cell office:value-type="string" table:style-name="ce6">
            <text:p>2. Построить диаграмму "Сколько всего конфет было получено за чтение книг, решение задач и заучивание стихотворений"</text:p>
          </table:table-cell>
          <table:table-cell table:number-columns-repeated="16383" table:style-name="ce3"/>
        </table:table-row>
        <table:table-row table:style-name="ro1">
          <table:table-cell table:number-columns-repeated="7" table:style-name="ce3"/>
          <table:table-cell office:value-type="string" table:number-columns-spanned="3" table:number-rows-spanned="1" table:style-name="ce14">
            <text:p>Премия Мальвины</text:p>
          </table:table-cell>
          <table:covered-table-cell table:number-columns-repeated="2"/>
          <table:table-cell table:number-columns-repeated="16374" table:style-name="ce3"/>
        </table:table-row>
        <table:table-row table:style-name="ro1">
          <table:table-cell table:style-name="ce9"/>
          <table:table-cell office:value-type="string" table:style-name="ce9">
            <text:p>Чтение книг</text:p>
          </table:table-cell>
          <table:table-cell office:value-type="string" table:style-name="ce9">
            <text:p>Решение задач</text:p>
          </table:table-cell>
          <table:table-cell office:value-type="string" table:style-name="ce9">
            <text:p>Заучивание стихов</text:p>
          </table:table-cell>
          <table:table-cell office:value-type="string" table:style-name="ce15">
            <text:p>Всего</text:p>
          </table:table-cell>
          <table:table-cell office:value-type="string" table:style-name="ce15">
            <text:p>Всего конфет</text:p>
          </table:table-cell>
          <table:table-cell table:style-name="ce7"/>
          <table:table-cell office:value-type="string" table:style-name="ce9">
            <text:p>Чтение книг</text:p>
          </table:table-cell>
          <table:table-cell office:value-type="string" table:style-name="ce16">
            <text:p>Решение задач</text:p>
          </table:table-cell>
          <table:table-cell office:value-type="string" table:style-name="ce16">
            <text:p>Заучивание стихов</text:p>
          </table:table-cell>
          <table:table-cell table:number-columns-repeated="11" table:style-name="ce7"/>
          <table:table-cell table:number-columns-repeated="16363"/>
        </table:table-row>
        <table:table-row table:style-name="ro1">
          <table:table-cell office:value-type="string" table:style-name="ce9">
            <text:p>Буратино</text:p>
          </table:table-cell>
          <table:table-cell office:value-type="float" office:value="2" table:style-name="ce9">
            <text:p>2</text:p>
          </table:table-cell>
          <table:table-cell office:value-type="float" office:value="1" table:style-name="ce9">
            <text:p>1</text:p>
          </table:table-cell>
          <table:table-cell office:value-type="float" office:value="3" table:style-name="ce9">
            <text:p>3</text:p>
          </table:table-cell>
          <table:table-cell office:value-type="float" office:value="6" table:formula="of:=[.B6]+[.C6]+[.D6]" table:style-name="ce9">
            <text:p>6</text:p>
          </table:table-cell>
          <table:table-cell office:value-type="float" office:value="83" table:formula="of:=[.B6]*[.$H$6]+[.C6]*[.$I$6]+[.D6]*[.$J$6]" table:style-name="ce9">
            <text:p>83</text:p>
          </table:table-cell>
          <table:table-cell table:style-name="ce7"/>
          <table:table-cell office:value-type="float" office:value="33" table:style-name="ce9">
            <text:p>33</text:p>
          </table:table-cell>
          <table:table-cell office:value-type="float" office:value="5" table:style-name="ce9">
            <text:p>5</text:p>
          </table:table-cell>
          <table:table-cell office:value-type="float" office:value="4" table:style-name="ce9">
            <text:p>4</text:p>
          </table:table-cell>
          <table:table-cell table:number-columns-repeated="11" table:style-name="ce7"/>
          <table:table-cell table:number-columns-repeated="16363"/>
        </table:table-row>
        <table:table-row table:style-name="ro1">
          <table:table-cell office:value-type="string" table:style-name="ce9">
            <text:p>Пьеро</text:p>
          </table:table-cell>
          <table:table-cell office:value-type="float" office:value="10" table:style-name="ce9">
            <text:p>10</text:p>
          </table:table-cell>
          <table:table-cell office:value-type="float" office:value="0" table:style-name="ce9">
            <text:p>0</text:p>
          </table:table-cell>
          <table:table-cell office:value-type="float" office:value="25" table:style-name="ce9">
            <text:p>25</text:p>
          </table:table-cell>
          <table:table-cell office:value-type="float" office:value="35" table:formula="of:=[.B7]+[.C7]+[.D7]" table:style-name="ce9">
            <text:p>35</text:p>
          </table:table-cell>
          <table:table-cell office:value-type="float" office:value="430" table:formula="of:=[.B7]*[.$H$6]+[.C7]*[.$I$6]+[.D7]*[.$J$6]" table:style-name="ce9">
            <text:p>430</text:p>
          </table:table-cell>
          <table:table-cell table:number-columns-repeated="15" table:style-name="ce7"/>
          <table:table-cell table:number-columns-repeated="16363"/>
        </table:table-row>
        <table:table-row table:style-name="ro1">
          <table:table-cell office:value-type="string" table:style-name="ce9">
            <text:p>Артемон</text:p>
          </table:table-cell>
          <table:table-cell office:value-type="float" office:value="3" table:style-name="ce9">
            <text:p>3</text:p>
          </table:table-cell>
          <table:table-cell office:value-type="float" office:value="15" table:style-name="ce9">
            <text:p>15</text:p>
          </table:table-cell>
          <table:table-cell office:value-type="float" office:value="0" table:style-name="ce9">
            <text:p>0</text:p>
          </table:table-cell>
          <table:table-cell office:value-type="float" office:value="18" table:formula="of:=[.B8]+[.C8]+[.D8]" table:style-name="ce9">
            <text:p>18</text:p>
          </table:table-cell>
          <table:table-cell office:value-type="float" office:value="174" table:formula="of:=[.B8]*[.$H$6]+[.C8]*[.$I$6]+[.D8]*[.$J$6]" table:style-name="ce9">
            <text:p>174</text:p>
          </table:table-cell>
          <table:table-cell table:number-columns-repeated="15" table:style-name="ce7"/>
          <table:table-cell table:number-columns-repeated="16363"/>
        </table:table-row>
        <table:table-row table:style-name="ro1">
          <table:table-cell office:value-type="string" table:style-name="ce15">
            <text:p>Всего</text:p>
          </table:table-cell>
          <table:table-cell office:value-type="float" office:value="15" table:formula="of:=[.B6]+[.B7]+[.B8]" table:style-name="ce9">
            <text:p>15</text:p>
          </table:table-cell>
          <table:table-cell office:value-type="float" office:value="16" table:formula="of:=[.C6]+[.C7]+[.C8]" table:style-name="ce9">
            <text:p>16</text:p>
          </table:table-cell>
          <table:table-cell office:value-type="float" office:value="28" table:formula="of:=[.D6]+[.D7]+[.D8]" table:style-name="ce9">
            <text:p>28</text:p>
          </table:table-cell>
          <table:table-cell office:value-type="float" office:value="59" table:formula="of:=[.B9]+[.C9]+[.D9]" table:style-name="ce10">
            <text:p>59</text:p>
          </table:table-cell>
          <table:table-cell office:value-type="float" office:value="687" table:formula="of:=[.B9]*[.$H$6]+[.C9]*[.$I$6]+[.D9]*[.$J$6]" table:style-name="ce9">
            <text:p>687</text:p>
          </table:table-cell>
          <table:table-cell table:number-columns-repeated="15" table:style-name="ce7"/>
          <table:table-cell table:number-columns-repeated="16363"/>
        </table:table-row>
        <table:table-row table:style-name="ro1">
          <table:table-cell office:value-type="string" table:style-name="ce15">
            <text:p>Всего конфет</text:p>
          </table:table-cell>
          <table:table-cell office:value-type="float" office:value="495" table:formula="of:=[.B9]*[.$H$6]" table:style-name="ce9">
            <text:p>495</text:p>
          </table:table-cell>
          <table:table-cell office:value-type="float" office:value="80" table:formula="of:=[.C9]*[.$I$6]" table:style-name="ce9">
            <text:p>80</text:p>
          </table:table-cell>
          <table:table-cell office:value-type="float" office:value="112" table:formula="of:=[.D9]*[.$J$6]" table:style-name="ce11">
            <text:p>112</text:p>
          </table:table-cell>
          <table:table-cell table:style-name="ce12"/>
          <table:table-cell table:style-name="ce17"/>
          <table:table-cell table:number-columns-repeated="15" table:style-name="ce7"/>
          <table:table-cell table:number-columns-repeated="16363"/>
        </table:table-row>
        <table:table-row table:style-name="ro1">
          <table:table-cell table:number-columns-repeated="21" table:style-name="ce7"/>
          <table:table-cell table:number-columns-repeated="16363"/>
        </table:table-row>
        <table:table-row table:style-name="ro1">
          <table:table-cell table:style-name="ce7">
            <draw:frame draw:z-index="1" draw:id="id2" draw:style-name="a2" draw:name="Диаграмма 1" svg:x="0in" svg:y="0.02083in" svg:width="6.10417in" svg:height="3.98958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20" table:style-name="ce7"/>
          <table:table-cell table:number-columns-repeated="16363"/>
        </table:table-row>
        <table:table-row table:number-rows-repeated="44" table:style-name="ro1">
          <table:table-cell table:number-columns-repeated="21" table:style-name="ce7"/>
          <table:table-cell table:number-columns-repeated="16363"/>
        </table:table-row>
        <table:table-row table:number-rows-repeated="8" table:style-name="ro1">
          <table:table-cell table:number-columns-repeated="16384" table:style-name="ce3"/>
        </table:table-row>
        <table:table-row table:number-rows-repeated="935" table:style-name="ro1">
          <table:table-cell table:number-columns-repeated="16384"/>
        </table:table-row>
        <table:table-row table:number-rows-repeated="1047577" table:style-name="ro4">
          <table:table-cell table:number-columns-repeated="16384"/>
        </table:table-row>
      </table:table>
      <table:table table:name="Улыбнись" table:style-name="ta1">
        <table:table-column table:style-name="co17" table:number-columns-repeated="28" table:default-cell-style-name="ce3"/>
        <table:table-column table:style-name="co2" table:number-columns-repeated="16356" table:default-cell-style-name="ce3"/>
        <table:table-row table:style-name="ro4">
          <table:table-cell table:number-columns-repeated="16384"/>
        </table:table-row>
        <table:table-row table:style-name="ro9">
          <table:table-cell table:number-columns-repeated="4"/>
          <table:table-cell table:number-columns-repeated="3" table:style-name="ce3"/>
          <table:table-cell table:style-name="ce18"/>
          <table:table-cell table:number-columns-repeated="2" table:style-name="ce19"/>
          <table:table-cell table:style-name="ce20"/>
          <table:table-cell table:number-columns-repeated="16373" table:style-name="ce3"/>
        </table:table-row>
        <table:table-row table:style-name="ro9">
          <table:table-cell table:number-columns-repeated="4"/>
          <table:table-cell table:number-columns-repeated="2" table:style-name="ce3"/>
          <table:table-cell table:style-name="ce18"/>
          <table:table-cell table:number-columns-repeated="4" table:style-name="ce21"/>
          <table:table-cell table:style-name="ce20"/>
          <table:table-cell table:number-columns-repeated="16372" table:style-name="ce3"/>
        </table:table-row>
        <table:table-row table:number-rows-repeated="3" table:style-name="ro9">
          <table:table-cell table:number-columns-repeated="4"/>
          <table:table-cell table:number-columns-repeated="2" table:style-name="ce3"/>
          <table:table-cell table:style-name="ce22"/>
          <table:table-cell table:number-columns-repeated="4" table:style-name="ce21"/>
          <table:table-cell table:style-name="ce23"/>
          <table:table-cell table:number-columns-repeated="16372" table:style-name="ce3"/>
        </table:table-row>
        <table:table-row table:style-name="ro9">
          <table:table-cell table:number-columns-repeated="4"/>
          <table:table-cell table:number-columns-repeated="2" table:style-name="ce3"/>
          <table:table-cell table:style-name="ce22"/>
          <table:table-cell table:number-columns-repeated="5" table:style-name="ce21"/>
          <table:table-cell table:style-name="ce20"/>
          <table:table-cell table:number-columns-repeated="16371" table:style-name="ce3"/>
        </table:table-row>
        <table:table-row table:style-name="ro9">
          <table:table-cell table:number-columns-repeated="4"/>
          <table:table-cell table:number-columns-repeated="2" table:style-name="ce3"/>
          <table:table-cell table:style-name="ce22"/>
          <table:table-cell table:number-columns-repeated="4" table:style-name="ce21"/>
          <table:table-cell table:style-name="ce24"/>
          <table:table-cell table:style-name="ce25"/>
          <table:table-cell table:style-name="ce26"/>
          <table:table-cell table:number-columns-repeated="16370" table:style-name="ce3"/>
        </table:table-row>
        <table:table-row table:style-name="ro9">
          <table:table-cell table:number-columns-repeated="4"/>
          <table:table-cell table:style-name="ce3"/>
          <table:table-cell table:style-name="ce18"/>
          <table:table-cell table:number-columns-repeated="2" table:style-name="ce21"/>
          <table:table-cell table:style-name="ce24"/>
          <table:table-cell table:style-name="ce25"/>
          <table:table-cell table:style-name="ce26"/>
          <table:table-cell table:style-name="ce27"/>
          <table:table-cell office:value-type="string" table:style-name="ce28">
            <text:p>о</text:p>
          </table:table-cell>
          <table:table-cell table:style-name="ce29"/>
          <table:table-cell table:number-columns-repeated="16370" table:style-name="ce3"/>
        </table:table-row>
        <table:table-row table:style-name="ro9">
          <table:table-cell table:number-columns-repeated="4"/>
          <table:table-cell table:style-name="ce3"/>
          <table:table-cell table:style-name="ce22"/>
          <table:table-cell table:number-columns-repeated="2" table:style-name="ce21"/>
          <table:table-cell table:style-name="ce30"/>
          <table:table-cell office:value-type="string" table:style-name="ce28">
            <text:p>о</text:p>
          </table:table-cell>
          <table:table-cell table:style-name="ce29"/>
          <table:table-cell table:number-columns-repeated="2" table:style-name="ce31"/>
          <table:table-cell table:style-name="ce32"/>
          <table:table-cell table:number-columns-repeated="16370" table:style-name="ce3"/>
        </table:table-row>
        <table:table-row table:style-name="ro9">
          <table:table-cell table:number-columns-repeated="4"/>
          <table:table-cell table:style-name="ce3"/>
          <table:table-cell table:style-name="ce22"/>
          <table:table-cell table:number-columns-repeated="2" table:style-name="ce21"/>
          <table:table-cell table:style-name="ce33"/>
          <table:table-cell table:style-name="ce31"/>
          <table:table-cell table:style-name="ce32"/>
          <table:table-cell table:style-name="ce21"/>
          <table:table-cell table:style-name="ce20"/>
          <table:table-cell table:number-columns-repeated="16371" table:style-name="ce3"/>
        </table:table-row>
        <table:table-row table:style-name="ro9">
          <table:table-cell table:number-columns-repeated="4"/>
          <table:table-cell table:style-name="ce3"/>
          <table:table-cell table:style-name="ce22"/>
          <table:table-cell table:number-columns-repeated="7" table:style-name="ce21"/>
          <table:table-cell table:style-name="ce20"/>
          <table:table-cell table:number-columns-repeated="16370" table:style-name="ce3"/>
        </table:table-row>
        <table:table-row table:style-name="ro9">
          <table:table-cell table:number-columns-repeated="4"/>
          <table:table-cell table:style-name="ce3"/>
          <table:table-cell table:style-name="ce22"/>
          <table:table-cell table:number-columns-repeated="2" table:style-name="ce21"/>
          <table:table-cell table:style-name="ce34"/>
          <table:table-cell table:number-columns-repeated="3" table:style-name="ce35"/>
          <table:table-cell table:style-name="ce36"/>
          <table:table-cell table:style-name="ce23"/>
          <table:table-cell table:number-columns-repeated="16370" table:style-name="ce3"/>
        </table:table-row>
        <table:table-row table:style-name="ro9">
          <table:table-cell table:number-columns-repeated="4"/>
          <table:table-cell table:style-name="ce18"/>
          <table:table-cell table:number-columns-repeated="2" table:style-name="ce21"/>
          <table:table-cell table:style-name="ce34"/>
          <table:table-cell table:number-columns-repeated="4" table:style-name="ce37"/>
          <table:table-cell table:style-name="ce38"/>
          <table:table-cell table:style-name="ce21"/>
          <table:table-cell table:style-name="ce20"/>
          <table:table-cell table:number-columns-repeated="16369"/>
        </table:table-row>
        <table:table-row table:style-name="ro9">
          <table:table-cell table:number-columns-repeated="4"/>
          <table:table-cell table:style-name="ce22"/>
          <table:table-cell table:style-name="ce21"/>
          <table:table-cell table:style-name="ce34"/>
          <table:table-cell table:style-name="ce27"/>
          <table:table-cell table:style-name="ce37"/>
          <table:table-cell table:style-name="ce27"/>
          <table:table-cell table:number-columns-repeated="3" table:style-name="ce37"/>
          <table:table-cell table:style-name="ce36"/>
          <table:table-cell table:style-name="ce23"/>
          <table:table-cell table:number-columns-repeated="16369"/>
        </table:table-row>
        <table:table-row table:style-name="ro9">
          <table:table-cell table:number-columns-repeated="4"/>
          <table:table-cell table:style-name="ce22"/>
          <table:table-cell table:style-name="ce21"/>
          <table:table-cell table:style-name="ce30"/>
          <table:table-cell table:style-name="ce27"/>
          <table:table-cell table:style-name="ce37"/>
          <table:table-cell table:style-name="ce27"/>
          <table:table-cell table:number-columns-repeated="3" table:style-name="ce37"/>
          <table:table-cell table:style-name="ce38"/>
          <table:table-cell table:style-name="ce23"/>
          <table:table-cell table:number-columns-repeated="16369"/>
        </table:table-row>
        <table:table-row table:style-name="ro9">
          <table:table-cell/>
          <table:table-cell table:number-columns-repeated="3" table:style-name="ce3"/>
          <table:table-cell table:style-name="ce22"/>
          <table:table-cell table:style-name="ce21"/>
          <table:table-cell table:style-name="ce30"/>
          <table:table-cell table:number-columns-repeated="3" table:style-name="ce27"/>
          <table:table-cell table:number-columns-repeated="3" table:style-name="ce37"/>
          <table:table-cell table:style-name="ce38"/>
          <table:table-cell table:style-name="ce21"/>
          <table:table-cell table:style-name="ce20"/>
          <table:table-cell table:number-columns-repeated="16368" table:style-name="ce3"/>
        </table:table-row>
        <table:table-row table:style-name="ro9">
          <table:table-cell/>
          <table:table-cell table:number-columns-repeated="3" table:style-name="ce3"/>
          <table:table-cell table:style-name="ce22"/>
          <table:table-cell table:style-name="ce21"/>
          <table:table-cell table:style-name="ce39"/>
          <table:table-cell table:style-name="ce40"/>
          <table:table-cell table:style-name="ce41"/>
          <table:table-cell table:style-name="ce42"/>
          <table:table-cell table:style-name="ce41"/>
          <table:table-cell table:number-columns-repeated="3" table:style-name="ce37"/>
          <table:table-cell table:style-name="ce36"/>
          <table:table-cell table:style-name="ce23"/>
          <table:table-cell table:number-columns-repeated="16368" table:style-name="ce3"/>
        </table:table-row>
        <table:table-row table:style-name="ro9">
          <table:table-cell/>
          <table:table-cell table:number-columns-repeated="2" table:style-name="ce3"/>
          <table:table-cell table:style-name="ce18"/>
          <table:table-cell table:number-columns-repeated="2" table:style-name="ce21"/>
          <table:table-cell table:style-name="ce43"/>
          <table:table-cell table:number-columns-repeated="4" table:style-name="ce44"/>
          <table:table-cell table:style-name="ce45"/>
          <table:table-cell table:number-columns-repeated="2" table:style-name="ce46"/>
          <table:table-cell table:style-name="ce47"/>
          <table:table-cell table:style-name="ce21"/>
          <table:table-cell table:style-name="ce20"/>
          <table:table-cell table:number-columns-repeated="16367" table:style-name="ce3"/>
        </table:table-row>
        <table:table-row table:style-name="ro9">
          <table:table-cell/>
          <table:table-cell table:number-columns-repeated="2" table:style-name="ce3"/>
          <table:table-cell table:style-name="ce22"/>
          <table:table-cell table:number-columns-repeated="5" table:style-name="ce21"/>
          <table:table-cell table:style-name="ce48"/>
          <table:table-cell table:number-columns-repeated="6" table:style-name="ce21"/>
          <table:table-cell table:style-name="ce23"/>
          <table:table-cell table:number-columns-repeated="16367" table:style-name="ce3"/>
        </table:table-row>
        <table:table-row table:style-name="ro7">
          <table:table-cell/>
          <table:table-cell table:style-name="ce3"/>
          <table:table-cell table:style-name="ce18"/>
          <table:table-cell table:number-columns-repeated="2" table:style-name="ce21"/>
          <table:table-cell table:style-name="ce49"/>
          <table:table-cell table:number-columns-repeated="6" table:style-name="ce21"/>
          <table:table-cell office:value-type="string" table:style-name="ce50">
            <text:p>о</text:p>
          </table:table-cell>
          <table:table-cell table:style-name="ce21"/>
          <table:table-cell table:style-name="ce23"/>
          <table:table-cell table:number-columns-repeated="2" table:style-name="ce21"/>
          <table:table-cell table:style-name="ce20"/>
          <table:table-cell table:number-columns-repeated="16366" table:style-name="ce3"/>
        </table:table-row>
        <table:table-row table:style-name="ro7">
          <table:table-cell/>
          <table:table-cell table:style-name="ce3"/>
          <table:table-cell table:style-name="ce22"/>
          <table:table-cell table:number-columns-repeated="2" table:style-name="ce21"/>
          <table:table-cell table:style-name="ce18"/>
          <table:table-cell table:number-columns-repeated="5" table:style-name="ce21"/>
          <table:table-cell table:style-name="ce51"/>
          <table:table-cell table:number-columns-repeated="4" table:style-name="ce52"/>
          <table:table-cell table:style-name="ce53"/>
          <table:table-cell table:style-name="ce54"/>
          <table:table-cell table:number-columns-repeated="16366" table:style-name="ce3"/>
        </table:table-row>
        <table:table-row table:style-name="ro7">
          <table:table-cell/>
          <table:table-cell table:style-name="ce18"/>
          <table:table-cell table:number-columns-repeated="3" table:style-name="ce21"/>
          <table:table-cell table:style-name="ce22"/>
          <table:table-cell table:number-columns-repeated="2" table:style-name="ce21"/>
          <table:table-cell table:style-name="ce40"/>
          <table:table-cell table:style-name="ce42"/>
          <table:table-cell table:style-name="ce51"/>
          <table:table-cell table:number-columns-repeated="4" table:style-name="ce55"/>
          <table:table-cell table:style-name="ce56"/>
          <table:table-cell table:style-name="ce57"/>
          <table:table-cell table:style-name="ce58"/>
          <table:table-cell table:style-name="ce59"/>
          <table:table-cell table:number-columns-repeated="16365" table:style-name="ce3"/>
        </table:table-row>
        <table:table-row table:style-name="ro7">
          <table:table-cell/>
          <table:table-cell table:style-name="ce22"/>
          <table:table-cell table:number-columns-repeated="2" table:style-name="ce21"/>
          <table:table-cell table:style-name="ce18"/>
          <table:table-cell table:style-name="ce21"/>
          <table:table-cell table:style-name="ce40"/>
          <table:table-cell table:style-name="ce42"/>
          <table:table-cell table:number-columns-repeated="2" table:style-name="ce58"/>
          <table:table-cell table:style-name="ce60"/>
          <table:table-cell table:style-name="ce56"/>
          <table:table-cell table:number-columns-repeated="2" table:style-name="ce55"/>
          <table:table-cell table:style-name="ce61"/>
          <table:table-cell table:number-columns-repeated="3" table:style-name="ce58"/>
          <table:table-cell table:style-name="ce62"/>
          <table:table-cell table:number-columns-repeated="16365" table:style-name="ce3"/>
        </table:table-row>
        <table:table-row table:style-name="ro7">
          <table:table-cell/>
          <table:table-cell table:style-name="ce22"/>
          <table:table-cell table:number-columns-repeated="2" table:style-name="ce21"/>
          <table:table-cell table:style-name="ce63"/>
          <table:table-cell table:style-name="ce18"/>
          <table:table-cell table:number-columns-repeated="6" table:style-name="ce58"/>
          <table:table-cell table:style-name="ce60"/>
          <table:table-cell table:number-columns-repeated="2" table:style-name="ce56"/>
          <table:table-cell table:style-name="ce64"/>
          <table:table-cell table:number-columns-repeated="2" table:style-name="ce58"/>
          <table:table-cell table:style-name="ce62"/>
          <table:table-cell table:number-columns-repeated="16365" table:style-name="ce3"/>
        </table:table-row>
        <table:table-row table:style-name="ro7">
          <table:table-cell/>
          <table:table-cell table:style-name="ce63"/>
          <table:table-cell table:style-name="ce21"/>
          <table:table-cell table:style-name="ce65"/>
          <table:table-cell table:style-name="ce18"/>
          <table:table-cell table:number-columns-repeated="13" table:style-name="ce58"/>
          <table:table-cell table:style-name="ce66"/>
          <table:table-cell table:style-name="ce64"/>
          <table:table-cell table:style-name="ce20"/>
          <table:table-cell table:number-columns-repeated="16363" table:style-name="ce3"/>
        </table:table-row>
        <table:table-row table:style-name="ro7">
          <table:table-cell/>
          <table:table-cell table:style-name="ce3"/>
          <table:table-cell table:style-name="ce65"/>
          <table:table-cell table:style-name="ce40"/>
          <table:table-cell table:number-columns-repeated="15" table:style-name="ce58"/>
          <table:table-cell table:style-name="ce18"/>
          <table:table-cell table:style-name="ce21"/>
          <table:table-cell table:style-name="ce20"/>
          <table:table-cell table:number-columns-repeated="16362" table:style-name="ce3"/>
        </table:table-row>
        <table:table-row table:style-name="ro7">
          <table:table-cell/>
          <table:table-cell table:style-name="ce3"/>
          <table:table-cell table:style-name="ce67"/>
          <table:table-cell table:number-columns-repeated="9" table:style-name="ce58"/>
          <table:table-cell table:style-name="ce45"/>
          <table:table-cell table:number-columns-repeated="5" table:style-name="ce58"/>
          <table:table-cell table:style-name="ce18"/>
          <table:table-cell table:number-columns-repeated="3" table:style-name="ce21"/>
          <table:table-cell table:style-name="ce68"/>
          <table:table-cell table:number-columns-repeated="16361" table:style-name="ce3"/>
        </table:table-row>
        <table:table-row table:style-name="ro7">
          <table:table-cell/>
          <table:table-cell table:number-columns-repeated="2" table:style-name="ce3"/>
          <table:table-cell table:style-name="ce69"/>
          <table:table-cell table:number-columns-repeated="5" table:style-name="ce58"/>
          <table:table-cell table:style-name="ce70"/>
          <table:table-cell table:style-name="ce58"/>
          <table:table-cell table:style-name="ce70"/>
          <table:table-cell table:number-columns-repeated="2" table:style-name="ce19"/>
          <table:table-cell table:style-name="ce20"/>
          <table:table-cell table:style-name="ce5"/>
          <table:table-cell table:style-name="ce44"/>
          <table:table-cell table:style-name="ce71"/>
          <table:table-cell table:style-name="ce63"/>
          <table:table-cell table:number-columns-repeated="2" table:style-name="ce49"/>
          <table:table-cell table:style-name="ce71"/>
          <table:table-cell table:number-columns-repeated="16362" table:style-name="ce3"/>
        </table:table-row>
        <table:table-row table:style-name="ro7">
          <table:table-cell/>
          <table:table-cell table:number-columns-repeated="3" table:style-name="ce3"/>
          <table:table-cell table:style-name="ce69"/>
          <table:table-cell table:number-columns-repeated="2" table:style-name="ce44"/>
          <table:table-cell table:style-name="ce71"/>
          <table:table-cell table:style-name="ce51"/>
          <table:table-cell table:style-name="ce55"/>
          <table:table-cell table:style-name="ce52"/>
          <table:table-cell table:style-name="ce61"/>
          <table:table-cell table:number-columns-repeated="3" table:style-name="ce21"/>
          <table:table-cell table:style-name="ce20"/>
          <table:table-cell table:style-name="ce7"/>
          <table:table-cell table:style-name="ce3"/>
          <table:table-cell table:style-name="ce72"/>
          <table:table-cell table:number-columns-repeated="8" table:style-name="ce3"/>
          <table:table-cell table:style-name="ce7"/>
          <table:table-cell table:number-columns-repeated="16356"/>
        </table:table-row>
        <table:table-row table:style-name="ro7">
          <table:table-cell/>
          <table:table-cell table:number-columns-repeated="7" table:style-name="ce3"/>
          <table:table-cell table:style-name="ce60"/>
          <table:table-cell table:style-name="ce56"/>
          <table:table-cell table:style-name="ce57"/>
          <table:table-cell table:number-columns-repeated="4" table:style-name="ce49"/>
          <table:table-cell table:style-name="ce71"/>
          <table:table-cell table:number-columns-repeated="16368" table:style-name="ce3"/>
        </table:table-row>
        <table:table-row table:style-name="ro7">
          <table:table-cell/>
          <table:table-cell table:number-columns-repeated="18" table:style-name="ce3"/>
          <table:table-cell table:style-name="ce7"/>
          <table:table-cell table:number-columns-repeated="16364" table:style-name="ce3"/>
        </table:table-row>
        <table:table-row table:number-rows-repeated="968" table:style-name="ro7">
          <table:table-cell table:number-columns-repeated="16384"/>
        </table:table-row>
        <table:table-row table:number-rows-repeated="1047576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75in" fo:margin-left="0.7in" fo:margin-right="0.7in" fo:margin-bottom="0in"/>
      </style:header-style>
      <style:footer-style>
        <style:header-footer-properties fo:min-height="0.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Microsoft Corporation</meta:initial-creator>
    <dc:creator>Olga</dc:creator>
    <meta:creation-date>1996-10-08T23:32:33Z</meta:creation-date>
    <dc:date>2020-11-26T05:51:25Z</dc:date>
    <meta:print-date>2020-11-26T05:50:27Z</meta:print-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25in" style:font-size-asian="0.125in" style:font-size-complex="0.125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;<text:s text:c="1"/></text:p>
        </chart:label-separator>
      </style:chart-properties>
      <style:graphic-properties draw:fill="gradient" draw:fill-gradient-name="a2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3" text:class-names="" text:cond-style-name="">;<text:s text:c="1"/></text:p>
        </chart:label-separator>
      </style:chart-properties>
      <style:graphic-properties draw:fill="gradient" draw:fill-gradient-name="a4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5" text:class-names="" text:cond-style-name="">;<text:s text:c="1"/></text:p>
        </chart:label-separator>
      </style:chart-properties>
      <style:graphic-properties draw:fill="gradient" draw:fill-gradient-name="a6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7" text:class-names="" text:cond-style-name="">;<text:s text:c="1"/></text:p>
        </chart:label-separator>
      </style:chart-properties>
      <style:graphic-properties draw:fill="gradient" draw:fill-gradient-name="a8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00" chart:overlap="-24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Сколько калорий употребил каждый участник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З1.$E$10" chart:class="chart:bar" chart:attached-axis="primary-y" chart:style-name="G0S0">
            <chart:data-label chart:style-name="DL00"/>
            <chart:data-point/>
          </chart:series>
          <chart:series chart:values-cell-range-address="З1.$E$11" chart:class="chart:bar" chart:attached-axis="primary-y" chart:style-name="G0S1">
            <chart:data-label chart:style-name="DL01"/>
            <chart:data-point/>
          </chart:series>
          <chart:series chart:values-cell-range-address="З1.$E$12" chart:class="chart:bar" chart:attached-axis="primary-y" chart:style-name="G0S2">
            <chart:data-label chart:style-name="DL02"/>
            <chart:data-point/>
          </chart:series>
          <chart:series chart:values-cell-range-address="З1.$E$13" chart:class="chart:bar" chart:attached-axis="primary-y" chart:style-name="G0S3">
            <chart:data-label chart:style-name="DL03"/>
            <chart:data-point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6" draw:style="linear" draw:angle="0" draw:start-color="#a6c36f" draw:end-color="#9dc054" draw:start-intensity="100%" draw:end-intensity="100%"/>
    <draw:gradient draw:name="a8" draw:style="linear" draw:angle="0" draw:start-color="#8e77ac" draw:end-color="#8061a5" draw:start-intensity="100%" draw:end-intensity="100%"/>
    <draw:gradient draw:name="a2" draw:style="linear" draw:angle="0" draw:start-color="#688fc5" draw:end-color="#4a81c2" draw:start-intensity="100%" draw:end-intensity="100%"/>
    <draw:gradient draw:name="a4" draw:style="linear" draw:angle="0" draw:start-color="#c76966" draw:end-color="#c64b47" draw:start-intensity="100%" draw:end-intensity="100%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36">
      <number:number number:decimal-places="4" number:min-integer-digits="0"/>
      <number:text>.</number:text>
    </number:number-style>
    <style:style style:family="chart" style:name="Wal0">
      <style:chart-properties chart:auto-size="true"/>
      <style:graphic-properties draw:fill="none" draw:stroke="none"/>
    </style:style>
    <style:style style:family="chart" style:name="DL00">
      <style:graphic-properties draw:fill="bitmap" draw:fill-image-name="a3" style:repeat="repeat" draw:fill-image-ref-point="top-left" draw:stroke="none" draw:shadow="visible" draw:shadow-offset-x="0.02946in" draw:shadow-offset-y="0.02946in" draw:shadow-color="#000000" draw:shadow-opacity="4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true" chart:deep="false" chart:symbol-type="none" chart:connect-bars="false" chart:solid-type="cuboid" chart:include-hidden-cells="false" chart:treat-empty-cells="use-zero"/>
      <style:graphic-properties draw:fill="gradient" draw:fill-gradient-name="a0" draw:stroke="solid" svg:stroke-width="0.01042in" svg:stroke-color="#bfbfb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25in" style:font-size-asian="0.125in" style:font-size-complex="0.125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00">
      <style:chart-properties chart:auto-position="true">
        <chart:label-separator>
          <text:p text:style-name="a4" text:class-names="" text:cond-style-name="">;<text:s text:c="1"/></text:p>
        </chart:label-separator>
      </style:chart-properties>
      <style:graphic-properties draw:fill="bitmap" draw:fill-image-name="a5" style:repeat="repeat" draw:fill-image-ref-point="top-left" draw:stroke="none" draw:shadow="visible" draw:shadow-offset-x="0.02946in" draw:shadow-offset-y="0.02946in" draw:shadow-color="#000000" draw:shadow-opacity="4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1">
      <style:chart-properties chart:auto-position="true">
        <chart:label-separator>
          <text:p text:style-name="a8" text:class-names="" text:cond-style-name="">;<text:s text:c="1"/></text:p>
        </chart:label-separator>
      </style:chart-properties>
      <style:graphic-properties draw:fill="bitmap" draw:fill-image-name="a9" style:repeat="repeat" draw:fill-image-ref-point="top-left" draw:stroke="none" draw:shadow="visible" draw:shadow-offset-x="0.02946in" draw:shadow-offset-y="0.02946in" draw:shadow-color="#000000" draw:shadow-opacity="4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DL002">
      <style:chart-properties chart:auto-position="true">
        <chart:label-separator>
          <text:p text:style-name="a12" text:class-names="" text:cond-style-name="">;<text:s text:c="1"/></text:p>
        </chart:label-separator>
      </style:chart-properties>
      <style:graphic-properties draw:fill="bitmap" draw:fill-image-name="a13" style:repeat="repeat" draw:fill-image-ref-point="top-left" draw:stroke="none" draw:shadow="visible" draw:shadow-offset-x="0.02946in" draw:shadow-offset-y="0.02946in" draw:shadow-color="#000000" draw:shadow-opacity="4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03">
      <style:chart-properties chart:auto-position="true">
        <chart:label-separator>
          <text:p text:style-name="a16" text:class-names="" text:cond-style-name="">;<text:s text:c="1"/></text:p>
        </chart:label-separator>
      </style:chart-properties>
      <style:graphic-properties draw:fill="bitmap" draw:fill-image-name="a17" style:repeat="repeat" draw:fill-image-ref-point="top-left" draw:stroke="none" draw:shadow="visible" draw:shadow-offset-x="0.02946in" draw:shadow-offset-y="0.02946in" draw:shadow-color="#000000" draw:shadow-opacity="4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Plt0">
      <style:chart-properties chart:three-dimensional="true" chart:deep="false" chart:pie-offset="0" chart:angle-offset="360" chart:auto-position="true" chart:right-angled-axes="false"/>
      <style:graphic-properties draw:fill="none" draw:stroke="non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value-and-percentage" chart:data-label-text="false" chart:data-label-symbol="false" chart:label-position="avoid-overlap">
        <chart:label-separator>
          <text:p text:style-name="a2" text:class-names="" text:cond-style-name="">;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link-data-style-to-source="false" chart:data-label-number="value-and-percentage" chart:data-label-text="false" chart:data-label-symbol="false" chart:label-position="avoid-overlap">
        <chart:label-separator>
          <text:p text:style-name="a7" text:class-names="" text:cond-style-name="">;<text:s text:c="1"/></text:p>
        </chart:label-separator>
      </style:chart-properties>
      <style:graphic-properties draw:fill="solid" draw:fill-color="#4f81bd" draw:opacity="100%" draw:stroke="none" draw:shadow="visible" draw:shadow-offset-x="0in" draw:shadow-offset-y="0in" draw:shadow-color="#000000" draw:shadow-opacity="2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value-and-percentage" chart:data-label-text="false" chart:data-label-symbol="false" chart:label-position="avoid-overlap">
        <chart:label-separator>
          <text:p text:style-name="a11" text:class-names="" text:cond-style-name="">;<text:s text:c="1"/></text:p>
        </chart:label-separator>
      </style:chart-properties>
      <style:graphic-properties draw:fill="solid" draw:fill-color="#c0504d" draw:opacity="100%" draw:stroke="none" draw:shadow="visible" draw:shadow-offset-x="0in" draw:shadow-offset-y="0in" draw:shadow-color="#000000" draw:shadow-opacity="2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2" style:data-style-name="N36">
      <style:chart-properties chart:link-data-style-to-source="false" chart:data-label-number="value-and-percentage" chart:data-label-text="false" chart:data-label-symbol="false" chart:label-position="avoid-overlap">
        <chart:label-separator>
          <text:p text:style-name="a15" text:class-names="" text:cond-style-name="">;<text:s text:c="1"/></text:p>
        </chart:label-separator>
      </style:chart-properties>
      <style:graphic-properties draw:fill="solid" draw:fill-color="#9bbb59" draw:opacity="100%" draw:stroke="none" draw:shadow="visible" draw:shadow-offset-x="0in" draw:shadow-offset-y="0in" draw:shadow-color="#000000" draw:shadow-opacity="2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3" style:data-style-name="N36">
      <style:chart-properties chart:link-data-style-to-source="false" chart:data-label-number="value-and-percentage" chart:data-label-text="false" chart:data-label-symbol="false" chart:label-position="avoid-overlap">
        <chart:label-separator>
          <text:p text:style-name="a19" text:class-names="" text:cond-style-name="">;<text:s text:c="1"/></text:p>
        </chart:label-separator>
      </style:chart-properties>
      <style:graphic-properties draw:fill="solid" draw:fill-color="#8064a2" draw:opacity="100%" draw:stroke="none" draw:shadow="visible" draw:shadow-offset-x="0in" draw:shadow-offset-y="0in" draw:shadow-color="#000000" draw:shadow-opacity="2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Flr0">
      <style:chart-properties chart:auto-size="true"/>
      <style:graphic-properties draw:fill="none" draw:stroke="none"/>
    </style:style>
  </office:automatic-styles>
  <office:body>
    <office:chart>
      <chart:chart chart:class="chart:circle" svg:height="278.24968503937pt" svg:width="450.0pt" chart:style-name="Crt0">
        <chart:title chart:style-name="CT00">
          <text:p text:style-name="a1" text:class-names="" text:cond-style-name="">Сколько единиц техники было продано каждым владельцем магазина</text:p>
        </chart:title>
        <chart:plot-area chart:style-name="Plt0" dr3d:transform="matrix (0.90630679626493971 7.110461505827639E-8 -0.42262038645098016 -0.32374628231395192 0.64278692641619961 -0.69427178533792566 0.27165480988172375 0.76604501645034517 0.5825621829811084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>
            <chart:categories table:cell-range-address="З2.$A$1"/>
          </chart:axis>
          <chart:axis chart:dimension="y"/>
          <chart:series chart:values-cell-range-address="З2.$E$6:.$E$9" chart:class="chart:circle" chart:attached-axis="primary-y" chart:style-name="G0S0">
            <chart:data-label chart:style-name="DL00"/>
            <chart:data-point chart:style-name="G0S0P0">
              <chart:data-label chart:style-name="DL000">
                <text:p text:style-name="a6" text:class-names="" text:cond-style-name="">16</text:p>
              </chart:data-label>
            </chart:data-point>
            <chart:data-point chart:style-name="G0S0P1">
              <chart:data-label chart:style-name="DL001">
                <text:p text:style-name="a10" text:class-names="" text:cond-style-name="">15</text:p>
              </chart:data-label>
            </chart:data-point>
            <chart:data-point chart:style-name="G0S0P2">
              <chart:data-label chart:style-name="DL002">
                <text:p text:style-name="a14" text:class-names="" text:cond-style-name="">11</text:p>
              </chart:data-label>
            </chart:data-point>
            <chart:data-point chart:style-name="G0S0P3">
              <chart:data-label chart:style-name="DL003">
                <text:p text:style-name="a18" text:class-names="" text:cond-style-name="">15</text:p>
              </chart:data-label>
            </chart:data-point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0" draw:style="radial" draw:cx="50%" draw:cy="-80%" draw:start-color="#ffffff" draw:end-color="#ffffff" draw:start-intensity="100%" draw:end-intensity="100%"/>
    <draw:fill-image xmlns:xlink="http://www.w3.org/1999/xlink" draw:name="a17" xlink:href="media/image1.png" xlink:show="embed" xlink:actuate="onLoad"/>
    <draw:fill-image xmlns:xlink="http://www.w3.org/1999/xlink" draw:name="a9" xlink:href="media/image1.png" xlink:show="embed" xlink:actuate="onLoad"/>
    <draw:fill-image xmlns:xlink="http://www.w3.org/1999/xlink" draw:name="a3" xlink:href="media/image1.png" xlink:show="embed" xlink:actuate="onLoad"/>
    <draw:fill-image xmlns:xlink="http://www.w3.org/1999/xlink" draw:name="a13" xlink:href="media/image1.png" xlink:show="embed" xlink:actuate="onLoad"/>
    <draw:fill-image xmlns:xlink="http://www.w3.org/1999/xlink" draw:name="a5" xlink:href="media/image1.png" xlink:show="embed" xlink:actuate="onLoad"/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1389in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chart-properties chart:auto-size="true"/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>
      <style:graphic-properties draw:fill="gradient" draw:fill-gradient-name="a3" draw:stroke="none" draw:shadow="visible" draw:shadow-offset-x="0in" draw:shadow-offset-y="0.02083in" draw:shadow-color="#000000" draw:shadow-opacity="63%"/>
    </style:style>
    <style:style style:family="chart" style:name="G0S0P1">
      <style:graphic-properties draw:fill="gradient" draw:fill-gradient-name="a4" draw:stroke="none" draw:shadow="visible" draw:shadow-offset-x="0in" draw:shadow-offset-y="0.02083in" draw:shadow-color="#000000" draw:shadow-opacity="63%"/>
    </style:style>
    <style:style style:family="chart" style:name="G0S0P2">
      <style:graphic-properties draw:fill="gradient" draw:fill-gradient-name="a5" draw:stroke="none" draw:shadow="visible" draw:shadow-offset-x="0in" draw:shadow-offset-y="0.02083in" draw:shadow-color="#000000" draw:shadow-opacity="63%"/>
    </style:style>
    <style:style style:family="chart" style:name="Lgnd">
      <style:chart-properties chart:auto-position="true"/>
      <style:graphic-properties draw:fill="none" draw:stroke="none"/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none" chart:data-label-text="false" chart:data-label-symbol="false">
        <chart:label-separator>
          <text:p text:style-name="a2" text:class-names="" text:cond-style-name="">;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true" chart:deep="false" chart:symbol-type="none" chart:connect-bars="false" chart:solid-type="cuboid" chart:include-hidden-cells="false" chart:treat-empty-cells="leave-gap"/>
      <style:graphic-properties draw:fill="gradient" draw:fill-gradient-name="a0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Flr0">
      <style:chart-properties chart:auto-size="true"/>
      <style:graphic-properties draw:fill="none" draw:stroke="non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2f2f2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1389in" fo:font-style="normal" style:font-style-asian="normal" style:font-style-complex="normal" fo:text-shadow="0in 0.04167in 0pc #000000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true" chart:deep="false" chart:pie-offset="0" chart:angle-offset="360" chart:auto-position="true" chart:right-angled-axes="false"/>
      <style:graphic-properties draw:fill="none" draw:stroke="none"/>
    </style:style>
  </office:automatic-styles>
  <office:body>
    <office:chart>
      <chart:chart chart:class="chart:circle" svg:height="287.24968503937pt" svg:width="439.5002362204725pt" chart:style-name="Crt0">
        <chart:title svg:x="55.41047244094488pt" svg:y="1.329763779527559pt" chart:style-name="CT00">
          <text:p text:style-name="a1" text:class-names="" text:cond-style-name="">Сколько всего конфет было получено за чтение книг, решение задач и заучивание стихотворений<text:s text:c="1"/></text:p>
        </chart:title>
        <chart:legend chart:legend-position="bottom" chart:legend-align="center" chart:style-name="Lgnd"/>
        <chart:plot-area chart:style-name="Plt0" dr3d:transform="matrix (0.90630678446648627 8.7222685946697076E-8 -0.4226204117526865 -0.39713343902554082 0.34201930032499006 -0.85165006300296364 0.14454426324750694 0.93969292761263024 0.30997444694206427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/>
          <chart:axis chart:dimension="y"/>
          <chart:series chart:values-cell-range-address="З3.$B$10:.$D$10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0" draw:style="radial" draw:cx="50%" draw:cy="50%" draw:start-color="#262626" draw:end-color="#595959" draw:start-intensity="100%" draw:end-intensity="100%"/>
    <draw:gradient draw:name="a3" draw:style="linear" draw:angle="0" draw:start-color="#688fc5" draw:end-color="#4a81c2" draw:start-intensity="100%" draw:end-intensity="100%"/>
    <draw:gradient draw:name="a4" draw:style="linear" draw:angle="0" draw:start-color="#c76966" draw:end-color="#c64b47" draw:start-intensity="100%" draw:end-intensity="100%"/>
    <draw:gradient draw:name="a5" draw:style="linear" draw:angle="0" draw:start-color="#a6c36f" draw:end-color="#9dc054" draw:start-intensity="100%" draw:end-intensity="100%"/>
  </office:styles>
</office:document-styles>
</file>